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2.1555in"/>
    </style:style>
    <style:style style:name="co4" style:family="table-column">
      <style:table-column-properties fo:break-before="auto" style:column-width="2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PM_Vorlesung_Teil_Modellier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4/1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ule operator Following a function</text:p>
          </table:table-cell>
          <table:table-cell/>
          <table:table-cell office:value-type="string" calcext:value-type="string">
            <text:p>Preceding a function</text:p>
          </table:table-cell>
        </table:table-row>
        <table:table-row table:style-name="ro2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ne or more paths will be</text:p>
            <text:p>followed as a result of a decision</text:p>
          </table:table-cell>
          <table:table-cell office:value-type="string" calcext:value-type="string">
            <text:p>Any one event, or combination</text:p>
            <text:p>will trigger the function</text:p>
          </table:table-cell>
        </table:table-row>
        <table:table-row table:style-name="ro2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One, but only one, possible</text:p>
            <text:p>path will be follow</text:p>
          </table:table-cell>
          <table:table-cell office:value-type="string" calcext:value-type="string">
            <text:p>One, but only one, of the input</text:p>
            <text:p>events triggers the function</text:p>
          </table:table-cell>
        </table:table-row>
        <table:table-row table:style-name="ro2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The process follows all</text:p>
            <text:p>succeeding paths in parallel</text:p>
          </table:table-cell>
          <table:table-cell office:value-type="string" calcext:value-type="string">
            <text:p>All events must fire to trigger the</text:p>
            <text:p>Fun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20:09:59.714000000</meta:creation-date>
    <dc:date>2023-04-24T20:12:52.508000000</dc:date>
    <meta:editing-duration>PT2M53S</meta:editing-duration>
    <meta:editing-cycles>1</meta:editing-cycles>
    <meta:document-statistic meta:table-count="1" meta:cell-count="13" meta:object-count="0"/>
    <meta:generator>LibreOffice/7.5.2.2$Windows_X86_64 LibreOffice_project/53bb9681a964705cf672590721dbc85eb4d0c3a2</meta:generator>
  </office:meta>
</office:document-meta>
</file>